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" style:family="paragraph" style:parent-style-name="Standard" style:master-page-name="Standard">
      <style:paragraph-properties fo:margin-left="0cm" fo:margin-right="0cm" fo:margin-top="0cm" fo:margin-bottom="0.353cm" fo:line-height="0.487cm" fo:text-align="start" style:justify-single-word="false" fo:text-indent="0cm" style:auto-text-indent="false" style:page-number="auto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2" style:family="text">
      <style:text-properties fo:color="#0000ff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za danych<text:line-break/>robi Kuzmin, dgzie bazka, login haslo, <text:s/>i ze wszystke apki się z tym lacza<text:line-break/><text:line-break/><text:line-break/>Desktop<text:line-break/>robi Kuzmin, jak odpalic apke</text:p>
      <text:p text:style-name="P2"/>
      <text:p text:style-name="P2">WEB</text:p>
      <text:p text:style-name="P1"><text:span text:style-name="T1">Do uruchomienia aplikacji MTGleague-web potrzebny jest serwer Glassfish wraz z wgranym driverem mysql-connector-java-5.1.25-bin.jar.<text:tab/><text:tab/><text:tab/><text:tab/><text:tab/><text:tab/> <text:s text:c="31"/>W celu uruchomienia aplikacji na serwerze przechodzimy do konsoli admina (domyślnie w glassfish'u </text:span><text:a xlink:type="simple" xlink:href="http://localhost:4848/"><text:span text:style-name="T2">http://localhost:4848</text:span></text:a><text:span text:style-name="T1">). Z menu umieszczonego po lewej stronie wybieramy węzeł ,,Resources". Następnie tworzymy Connection pool z następującymi danymi. Pool name: MyDatabase, Resource type: java.sql.Driver, Database Driver Vendor: MySQL, URL: jdbc:mysql://db4free.net:3306/mtgleague, user: mtgadmin, password: mtglol123. Następnie klikami przycisk Finish. <text:tab/><text:tab/><text:tab/><text:tab/><text:tab/><text:tab/><text:tab/><text:tab/> <text:s text:c="23"/>Kolejnym krokiem jest deploy aplikacji. Z lewej strony wybieramy opcję ,,Applications", a następnie klikamy ,,Deploy". Klikamy przycisk browse i lokalizujemy plik .war. Całość zatwierdzamy przyciskiem Ok. W celu uruchomienia aplikacji wybieramy opcję ,,Launch".</text:span></text:p>
      <text:p text:style-name="P2">Działająca aplikacja dostępna jest pod adresem:</text:p>
      <text:p text:style-name="P2"><text:line-break/>Android<text:line-break/>Do uruchomienia aplikacji wymagane jest urządzenie z systemem android w wersji 4.1 lub wyższej. Widoki zbudowane są na urządzenia o rozdzielczości 480x800 HDPI 3,7''. Mogą nie działać poprawnie na innych urządzeniach. Aby zainstalować aplikację należy wgrać plik .apk na telefon i zainstalować go korzystając z przeznaczonego do tego programu np. 'SD Card APK Installer', 'Astro File manager'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Roboto" svg:font-family="Roboto, 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20:56:06.45</dc:date>
    <dc:creator>Tomasz </dc:creator>
    <meta:generator>OpenOffice/4.0.1$Win32 OpenOffice.org_project/401m5$Build-9714</meta:generator>
    <meta:document-statistic meta:table-count="0" meta:image-count="0" meta:object-count="0" meta:page-count="1" meta:paragraph-count="5" meta:word-count="183" meta:character-count="1494"/>
    <meta:editing-duration>PT3M43S</meta:editing-duration>
    <meta:editing-cycles>1</meta:editing-cycles>
  </office:meta>
</office:document-meta>
</file>